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3.879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onkurs1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Suma</text:p>
          </table:table-cell>
          <table:table-cell table:style-name="ce1" office:value-type="string" calcext:value-type="string">
            <text:p>Ocena</text:p>
          </table:table-cell>
          <table:table-cell table:style-name="ce4"/>
          <table:table-cell table:style-name="ce1" office:value-type="string" calcext:value-type="string">
            <text:p>od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ocena</text:p>
          </table:table-cell>
          <table:table-cell table:number-columns-repeated="1003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.5" calcext:value-type="float">
            <text:p>3,5</text:p>
          </table:table-cell>
          <table:table-cell table:style-name="ce4"/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/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1003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.5" calcext:value-type="float">
            <text:p>4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number-columns-repeated="7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number-columns-repeated="4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4" table:number-columns-repeated="2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 table:number-rows-repeated="964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.00.0000</text:date>, <text:time style:data-style-name="N2" text:time-value="11:16:30.0824149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30T11:18:33.015429838</dc:date>
    <meta:editing-duration>PT1M15S</meta:editing-duration>
    <meta:editing-cycles>7</meta:editing-cycles>
    <meta:document-statistic meta:table-count="1" meta:cell-count="452" meta:object-count="0"/>
  </office:meta>
</office:document-meta>
</file>